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2" style:family="paragraph" style:parent-style-name="Text_20_body">
      <style:paragraph-properties fo:margin-left="0in" fo:margin-right="0in" fo:margin-top="0in" fo:margin-bottom="0in" style:contextual-spacing="false" fo:text-indent="0.0071in" style:auto-text-indent="false"/>
      <style:text-properties fo:font-variant="normal" fo:text-transform="none" fo:color="#000000" style:font-name="Times New Roman" fo:font-size="11pt" fo:letter-spacing="normal" fo:font-style="normal" fo:font-weight="bold"/>
    </style:style>
    <style:style style:name="P3" style:family="paragraph" style:parent-style-name="Text_20_body">
      <style:paragraph-properties fo:margin-left="0in" fo:margin-right="0in" fo:margin-top="0in" fo:margin-bottom="0in" style:contextual-spacing="false" fo:text-indent="0.0071in" style:auto-text-indent="false"/>
      <style:text-properties fo:font-variant="normal" fo:text-transform="none" fo:color="#000000" fo:letter-spacing="normal"/>
    </style:style>
    <style:style style:name="P4" style:family="paragraph" style:parent-style-name="Text_20_body">
      <style:paragraph-properties fo:margin-left="0.2571in" fo:margin-right="0in" fo:margin-top="0in" fo:margin-bottom="0in" style:contextual-spacing="false" fo:text-indent="-0.25in" style:auto-text-indent="false"/>
    </style:style>
    <style:style style:name="P5" style:family="paragraph" style:parent-style-name="Text_20_body">
      <style:paragraph-properties fo:margin-left="0.2571in" fo:margin-right="0in" fo:margin-top="0in" fo:margin-bottom="0in" style:contextual-spacing="false" fo:text-indent="-0.25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2571in" fo:margin-right="0in" fo:margin-top="0in" fo:margin-bottom="0in" style:contextual-spacing="false" fo:text-indent="-0.25in" style:auto-text-indent="false"/>
      <style:text-properties fo:font-variant="normal" fo:text-transform="none" fo:color="#000000" fo:letter-spacing="normal"/>
    </style:style>
    <style:style style:name="P7" style:family="paragraph" style:parent-style-name="Heading_20_2">
      <style:text-properties fo:font-variant="normal" fo:text-transform="none" fo:color="#000000" style:font-name="Times New Roman" fo:font-size="18pt" fo:letter-spacing="normal" fo:font-style="normal"/>
    </style:style>
    <style:style style:name="T1" style:family="text">
      <style:text-properties fo:font-size="11pt"/>
    </style:style>
    <style:style style:name="T2" style:family="text">
      <style:text-properties fo:font-size="11pt" fo:font-weight="bold"/>
    </style:style>
    <style:style style:name="T3" style:family="text">
      <style:text-properties style:font-name="Symbol" fo:font-size="11pt"/>
    </style:style>
    <style:style style:name="T4" style:family="text">
      <style:text-properties style:font-name="Symbol" fo:font-size="11pt" fo:font-style="normal" fo:font-weight="normal"/>
    </style:style>
    <style:style style:name="T5" style:family="text">
      <style:text-properties fo:font-variant="normal" fo:text-transform="none" fo:color="#000000" style:font-name="Symbol" fo:font-size="11pt" fo:letter-spacing="normal" fo:font-style="normal" fo:font-weight="normal"/>
    </style:style>
    <style:style style:name="T6" style:family="text">
      <style:text-properties fo:font-variant="normal" fo:text-transform="none" fo:color="#000000" style:font-name="Times New Roman" fo:font-size="11pt" fo:letter-spacing="normal" fo:font-style="normal" fo:font-weight="normal"/>
    </style:style>
    <style:style style:name="T7" style:family="text">
      <style:text-properties style:font-name="Times New Roman" fo:font-size="11pt" fo:font-style="normal" fo:font-weight="normal"/>
    </style:style>
    <style:style style:name="T8" style:family="text">
      <style:text-properties style:font-name="Times New Roman" fo:font-size="11pt" fo:font-style="normal" fo:font-weight="normal" officeooo:rsid="000b5cd1"/>
    </style:style>
    <style:style style:name="T9" style:family="text">
      <style:text-properties style:font-name="Times New Roman" fo:font-size="11pt" fo:font-style="normal" fo:font-weight="bold"/>
    </style:style>
    <style:style style:name="T10" style:family="text">
      <style:text-properties style:font-name="Times New Roman" fo:font-size="14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Project – Requirements</text:h>
      <text:p text:style-name="P3"/>
      <text:p text:style-name="P3"><text:span text:style-name="T7">The requirements document is a complete description of the system from the point of view of the client. The client may or may not be the end user. It lays out the entire logical structure of the system, defines all data items that the user will ever see, describes the functioning of the system in detail, includes sample screen designs and reports, and provides other information necessary for the client to approve the system and for the software engineer to move on to the design.</text:span></text:p>
      <text:p text:style-name="P3"><text:span text:style-name="T7"/></text:p>
      <text:p text:style-name="P3"><text:span text:style-name="T9">Issues to address</text:span><text:span text:style-name="T10"> </text:span><text:span text:style-name="T7">(Suggested page numbers assume document is word-processed, double-spaced, 11 or 12 point font, and that margins are about one inch.)</text:span></text:p>
      <text:p text:style-name="P3"><text:span text:style-name="T7"/></text:p>
      <text:p text:style-name="P5"><text:span text:style-name="T3">· </text:span><text:span text:style-name="T1">(5 pts.) Purpose of the system, scope. (1/2 page)</text:span></text:p>
      <text:p text:style-name="P5"><text:span text:style-name="T3">· </text:span><text:span text:style-name="T1">(5 pts.) User population(s), including skill-levels in computing and in the application domain. (1/2 page)</text:span></text:p>
      <text:p text:style-name="P5"><text:span text:style-name="T3">· </text:span><text:span text:style-name="T1">(5 pts.) High-level description of the computing environment anticipated, including external systems with which the proposed system will have to interface. (1-2 paragraphs)</text:span></text:p>
      <text:p text:style-name="P5"><text:span text:style-name="T3">· </text:span><text:span text:style-name="T1">(5 pts.) Important data and terms. (Dictionary or glossary, 1-3 pages)</text:span></text:p>
      <text:p text:style-name="P5"><text:span text:style-name="T3">· </text:span><text:span text:style-name="T1">(10 pts.) Use case diagram.</text:span></text:p>
      <text:p text:style-name="P5"><text:span text:style-name="T3">· </text:span><text:span text:style-name="T1">(10 pts.) Use case specification for each use case, including main flow of events and other details.</text:span></text:p>
      <text:p text:style-name="P5"><text:span text:style-name="T3">· </text:span><text:span text:style-name="T1">(10 pts.) Functional requirements – specific requests on the user interface, initial ideas, layout, etc. (1-3 pages)</text:span></text:p>
      <text:p text:style-name="P5"><text:span text:style-name="T3">· </text:span><text:span text:style-name="T1">(10 pts.) User documentation (manual and/or help files) giving all of the system functions visible to the user. (1-3 pages)</text:span></text:p>
      <text:p text:style-name="P5"><text:span text:style-name="T3">· </text:span><text:span text:style-name="T1">(10 pts.) User interface prototype(s). (Screen capture, 2 to 6 pages)</text:span></text:p>
      <text:p text:style-name="P5"><text:span text:style-name="T3">· </text:span><text:span text:style-name="T1">(10 pts.) Non-functional requirements, such as performance, size, speed, security, usability, etc. (1/2 to 1 page)</text:span></text:p>
      <text:p text:style-name="P5"><text:span text:style-name="T3">· </text:span><text:span text:style-name="T1">(5 pts.) Estimated size of the program (number of modules, lines of code). (1/2 page)</text:span></text:p>
      <text:p text:style-name="P6"><text:span text:style-name="T4">· </text:span><text:span text:style-name="T7">(5 pts.) Validation of the requirements – a signed approval form from the client or an email from the client detailing corrections to the document.</text:span></text:p>
      <text:p text:style-name="P6"><text:span text:style-name="T7"/></text:p>
      <text:p text:style-name="P2">Additional points</text:p>
      <text:p text:style-name="P5"><text:span text:style-name="T3">· </text:span><text:span text:style-name="T1">(5 pts.) Overall magnitude and complexity.</text:span></text:p>
      <text:p text:style-name="P5"><text:span text:style-name="T3">· </text:span><text:span text:style-name="T1">(5 pts.) The requirements document should be submitted as a professional-looking report. Please include a table of contents and proofread the report.</text:span></text:p>
      <text:p text:style-name="P4"><text:span text:style-name="T5">· </text:span><text:span text:style-name="T6">(20 individual pts.) Include a section, which briefly describes each team member’s individual contribution in this phase. This could be in the form of timesheets listing activities, date and time or more descriptive. (Note: this information is requested only for course administration purposes. It is not part of a requirements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0:23:35.211032000</meta:creation-date>
    <dc:date>2015-01-22T10:27:45.176435000</dc:date>
    <meta:editing-duration>P0D</meta:editing-duration>
    <meta:editing-cycles>1</meta:editing-cycles>
    <meta:document-statistic meta:table-count="0" meta:image-count="0" meta:object-count="0" meta:page-count="1" meta:paragraph-count="19" meta:word-count="388" meta:character-count="2409" meta:non-whitespace-character-count="2037"/>
    <meta:generator>LibreOffice/4.2.8.2$MacOSX_x86 LibreOffice_project/48d50dbfc06349262c9d50868e5c1f630a573ebd</meta:generator>
  </office:meta>
</office:document-meta>
</file>